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3.438cm"/>
    </style:style>
    <style:style style:name="Tabela1.B" style:family="table-column">
      <style:table-column-properties style:column-width="5.059cm"/>
    </style:style>
    <style:style style:name="Tabela1.C" style:family="table-column">
      <style:table-column-properties style:column-width="8.504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14.4cm"/>
    </style:style>
    <style:style style:name="Tabela2.B" style:family="table-column">
      <style:table-column-properties style:column-width="2.6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XCP-ng vs XenServer (dawniej Citrix Hypervisor) — kluczowe różnice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Table_20_Heading">Kategoria</text:p>
            </table:table-cell>
            <table:table-cell table:style-name="Tabela1.A1" office:value-type="string">
              <text:p text:style-name="Table_20_Heading"><text:span text:style-name="Strong_20_Emphasis">XCP-ng 8.3 LTS</text:span></text:p>
            </table:table-cell>
            <table:table-cell table:style-name="Tabela1.A1" office:value-type="string">
              <text:p text:style-name="Table_20_Heading"><text:span text:style-name="Strong_20_Emphasis">XenServer 8.4 (Premium / Trial)</text:span>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Status projektu</text:span></text:p>
          </table:table-cell>
          <table:table-cell table:style-name="Tabela1.A1" office:value-type="string">
            <text:p text:style-name="Table_20_Contents">Fork XenServera rozwijany przez <text:span text:style-name="Strong_20_Emphasis">Vates</text:span>; od 2020 r. inkubowany w ramach <text:span text:style-name="Strong_20_Emphasis">Xen Project</text:span> przy Linux Foundation <text:a xlink:type="simple" xlink:href="https://en.wikipedia.org/wiki/XCP-ng?utm_source=chatgpt.com" office:target-frame-name="_blank" xlink:show="new" text:style-name="Internet_20_link" text:visited-style-name="Visited_20_Internet_20_Link">en.wikipedia.org</text:a></text:p>
          </table:table-cell>
          <table:table-cell table:style-name="Tabela1.A1" office:value-type="string">
            <text:p text:style-name="Table_20_Contents">Zamknięty produkt komercyjny <text:span text:style-name="Strong_20_Emphasis">Cloud Software Group (Citrix)</text:span>; w 2024 r. marka <text:span text:style-name="Emphasis">Citrix Hypervisor</text:span> wróciła do nazwy <text:span text:style-name="Emphasis">XenServer</text:span> <text:a xlink:type="simple" xlink:href="https://docs.citrix.com/en-us/xenserver/current-release/whats-new.html" office:target-frame-name="_blank" xlink:show="new" text:style-name="Internet_20_link" text:visited-style-name="Visited_20_Internet_20_Link">docs.citrix.com</text:a>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Licencja / kod źródłowy</text:span></text:p>
          </table:table-cell>
          <table:table-cell table:style-name="Tabela1.A1" office:value-type="string">
            <text:p text:style-name="Table_20_Contents">100 % FLOSS (GPL/BSD); cała funkcjonalność dostępna bezpłatnie <text:a xlink:type="simple" xlink:href="https://docs.xcp-ng.org/project/licenses/?utm_source=chatgpt.com" office:target-frame-name="_blank" xlink:show="new" text:style-name="Internet_20_link" text:visited-style-name="Visited_20_Internet_20_Link">docs.xcp-ng.org</text:a></text:p>
          </table:table-cell>
          <table:table-cell table:style-name="Tabela1.A1" office:value-type="string">
            <text:p text:style-name="Table_20_Contents">Model <text:span text:style-name="Strong_20_Emphasis">open-core</text:span>: hypervisor GPL, ale część narzędzi, sterowników i GUI jest zamknięta; wymaga pliku licencji Premium lub 90-dniowego Trial (max 3 hosty) <text:a xlink:type="simple" xlink:href="https://www.citrix.com/platform/citrix-hypervisor/feature-matrix.html?srsltid=AfmBOorJ_z6yuLqeLrJRL1HNk60qog8N12PcXnbbYvb62FCfxRh4nQsI" office:target-frame-name="_blank" xlink:show="new" text:style-name="Internet_20_link" text:visited-style-name="Visited_20_Internet_20_Link">citrix.com</text:a><text:a xlink:type="simple" xlink:href="https://docs.citrix.com/en-us/xenserver/current-release/whats-new.html" office:target-frame-name="_blank" xlink:show="new" text:style-name="Internet_20_link" text:visited-style-name="Visited_20_Internet_20_Link">docs.citrix.com</text:a>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Koszt</text:span></text:p>
          </table:table-cell>
          <table:table-cell table:style-name="Tabela1.A1" office:value-type="string">
            <text:p text:style-name="Table_20_Contents">$0 — płacisz tylko za opcjonalne wsparcie SLA od Vates</text:p>
          </table:table-cell>
          <table:table-cell table:style-name="Tabela1.A1" office:value-type="string">
            <text:p text:style-name="Table_20_Contents">Licencja <text:span text:style-name="Strong_20_Emphasis">Premium Edition</text:span> per-socket; Trial wygasa po 90 dniach, a hosty nie uruchomią nowych VM-ek <text:a xlink:type="simple" xlink:href="https://docs.citrix.com/en-us/xenserver/current-release/whats-new.html" office:target-frame-name="_blank" xlink:show="new" text:style-name="Internet_20_link" text:visited-style-name="Visited_20_Internet_20_Link">docs.citrix.com</text:a>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Aktualne wydanie</text:span></text:p>
          </table:table-cell>
          <table:table-cell table:style-name="Tabela1.A1" office:value-type="string">
            <text:p text:style-name="Table_20_Contents"><text:span text:style-name="Strong_20_Emphasis">8.3</text:span> (wydane 7 X 2024, status LTS od 16 VI 2025; wsparcie do 16 XI 2028) <text:a xlink:type="simple" xlink:href="https://xcp-ng.org/blog/2025/06/16/xcp-ng-8-3-is-now-lts/" office:target-frame-name="_blank" xlink:show="new" text:style-name="Internet_20_link" text:visited-style-name="Visited_20_Internet_20_Link">xcp-ng.org</text:a></text:p>
          </table:table-cell>
          <table:table-cell table:style-name="Tabela1.A1" office:value-type="string">
            <text:p text:style-name="Table_20_Contents"><text:span text:style-name="Strong_20_Emphasis">8.4</text:span> (re-brand 2024/2025; cykl ciągłych aktualizacji) <text:a xlink:type="simple" xlink:href="https://docs.citrix.com/en-us/xenserver/current-release/whats-new.html" office:target-frame-name="_blank" xlink:show="new" text:style-name="Internet_20_link" text:visited-style-name="Visited_20_Internet_20_Link">docs.citrix.com</text:a>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EOL poprzedniej wersji</text:span></text:p>
          </table:table-cell>
          <table:table-cell table:style-name="Tabela1.A1" office:value-type="string">
            <text:p text:style-name="Table_20_Contents">8.2 LTS zakończy życie 16 IX 2025 <text:a xlink:type="simple" xlink:href="https://xcp-ng.org/blog/2025/06/16/xcp-ng-8-3-is-now-lts/" office:target-frame-name="_blank" xlink:show="new" text:style-name="Internet_20_link" text:visited-style-name="Visited_20_Internet_20_Link">xcp-ng.org</text:a></text:p>
          </table:table-cell>
          <table:table-cell table:style-name="Tabela1.A1" office:value-type="string">
            <text:p text:style-name="Table_20_Contents">Citrix Hypervisor 8.2 CU1 EOL 25 VI 2025 — migracja do 8.4 wymaga licencji Premium <text:a xlink:type="simple" xlink:href="https://docs.xenserver.com/en-us/citrix-hypervisor/citrix-hypervisor-8.2-%28end-of-life%29.pdf?utm_source=chatgpt.com" office:target-frame-name="_blank" xlink:show="new" text:style-name="Internet_20_link" text:visited-style-name="Visited_20_Internet_20_Link">docs.xenserver.com</text:a><text:a xlink:type="simple" xlink:href="https://docs.citrix.com/en-us/xenserver/current-release/whats-new.html" office:target-frame-name="_blank" xlink:show="new" text:style-name="Internet_20_link" text:visited-style-name="Visited_20_Internet_20_Link">docs.citrix.com</text:a>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GUI / zarządzanie</text:span></text:p>
          </table:table-cell>
          <table:table-cell table:style-name="Tabela1.A1" office:value-type="string">
            <text:p text:style-name="Table_20_Contents"><text:span text:style-name="Strong_20_Emphasis">Xen Orchestra</text:span> (open-source web UI) + <text:span text:style-name="Source_20_Text">xe</text:span> CLI</text:p>
          </table:table-cell>
          <table:table-cell table:style-name="Tabela1.A1" office:value-type="string">
            <text:p text:style-name="Table_20_Contents"><text:span text:style-name="Strong_20_Emphasis">XenCenter</text:span> (zamknięta aplikacja Windows) + <text:span text:style-name="Source_20_Text">xe</text:span> CLI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Funkcje niedostępne / płatne w XenServer, a darmowe w XCP-ng</text:span></text:p>
          </table:table-cell>
          <table:table-cell table:style-name="Tabela1.A1" office:value-type="string">
            <text:p text:style-name="Table_20_Contents">• Live patching, Rolling Pool Upgrade, CBT, GPU vGPU Mgr, LACP-bonding, SDN-Controller, XOSTOR HCI (od 8.3) — wszystko w bazowym ISO</text:p>
          </table:table-cell>
          <table:table-cell table:style-name="Tabela1.A1" office:value-type="string">
            <text:p text:style-name="Table_20_Contents">W XenServerze część z powyższych wymaga Premium; Trial je oferuje, ale tylko na 3 hosty i 90 dni <text:a xlink:type="simple" xlink:href="https://www.citrix.com/platform/citrix-hypervisor/feature-matrix.html?srsltid=AfmBOorJ_z6yuLqeLrJRL1HNk60qog8N12PcXnbbYvb62FCfxRh4nQsI" office:target-frame-name="_blank" xlink:show="new" text:style-name="Internet_20_link" text:visited-style-name="Visited_20_Internet_20_Link">citrix.com</text:a>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Repozytoria aktualizacji</text:span></text:p>
          </table:table-cell>
          <table:table-cell table:style-name="Tabela1.A1" office:value-type="string">
            <text:p text:style-name="Table_20_Contents">Publiczne <text:span text:style-name="Source_20_Text">yum</text:span>/dnf — brak rejestracji</text:p>
          </table:table-cell>
          <table:table-cell table:style-name="Tabela1.A1" office:value-type="string">
            <text:p text:style-name="Table_20_Contents">Kanał CDN dostępny po zalogowaniu Citrix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Wsparcie sprzętu</text:span></text:p>
          </table:table-cell>
          <table:table-cell table:style-name="Tabela1.A1" office:value-type="string">
            <text:p text:style-name="Table_20_Contents">Sterowniki domeny 0 budowane przez społeczność; szybkie backporty (Zen 5, Sapphire Rapids, Turin) <text:a xlink:type="simple" xlink:href="https://xcp-ng.org/blog/2025/06/16/xcp-ng-8-3-is-now-lts/" office:target-frame-name="_blank" xlink:show="new" text:style-name="Internet_20_link" text:visited-style-name="Visited_20_Internet_20_Link">xcp-ng.org</text:a></text:p>
          </table:table-cell>
          <table:table-cell table:style-name="Tabela1.A1" office:value-type="string">
            <text:p text:style-name="Table_20_Contents">HCL i sterowniki publikowane przez Citrix; część aktualizacji tylko w kanale Premium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Model wsparcia</text:span></text:p>
          </table:table-cell>
          <table:table-cell table:style-name="Tabela1.A1" office:value-type="string">
            <text:p text:style-name="Table_20_Contents">Community (forum, Slack, GitHub) + płatne pakiety Vates</text:p>
          </table:table-cell>
          <table:table-cell table:style-name="Tabela1.A1" office:value-type="string">
            <text:p text:style-name="Table_20_Contents">Tylko płatne kontrakty Citrix (poza 90-dniowym Trial)</text:p>
          </table:table-cell>
        </table:table-row>
      </table:table>
      <text:p text:style-name="Standard"/>
      <text:p text:style-name="Standard"/>
      <text:h text:style-name="Heading_20_2" text:outline-level="2">Co to oznacza w praktyce?</text:h>
      <text:list text:style-name="L1">
        <text:list-item>
          <text:p text:style-name="P1"><text:span text:style-name="Strong_20_Emphasis">Licencjonowanie i koszty</text:span><text:line-break/><text:span text:style-name="Emphasis">XCP-ng</text:span> instaluje się i działa w pełnym zakresie bez kluczy; komercyjne jest jedynie wsparcie producenta. <text:span text:style-name="Emphasis">XenServer</text:span> wymaga zakupienia licencji <text:span text:style-name="Strong_20_Emphasis">Premium Edition</text:span> (per socket) <text:soft-page-break/>albo uruchamia się w trybie <text:span text:style-name="Strong_20_Emphasis">Trial</text:span> (90 dni, max 3 hosty) — po wygaśnięciu Triala nie uruchomisz VM-ek <text:a xlink:type="simple" xlink:href="https://docs.citrix.com/en-us/xenserver/current-release/whats-new.html" office:target-frame-name="_blank" xlink:show="new" text:style-name="Internet_20_link" text:visited-style-name="Visited_20_Internet_20_Link">docs.citrix.com</text:a>.</text:p>
        </text:list-item>
        <text:list-item>
          <text:p text:style-name="P1"><text:span text:style-name="Strong_20_Emphasis">Aktualizacje i cykl życia</text:span><text:line-break/>XCP-ng publikuje poprawki w publicznych repozytoriach YUM; 8.3 ma zapewnione 5 lat wsparcia security <text:a xlink:type="simple" xlink:href="https://xcp-ng.org/blog/2025/06/16/xcp-ng-8-3-is-now-lts/" office:target-frame-name="_blank" xlink:show="new" text:style-name="Internet_20_link" text:visited-style-name="Visited_20_Internet_20_Link">xcp-ng.org</text:a>. W ekosystemie Citrix poprzednia wersja 8.2 CU1 traci wsparcie 25 VI 2025, a migracja do 8.4 wymusza nowe licencje Premium <text:a xlink:type="simple" xlink:href="https://docs.xenserver.com/en-us/citrix-hypervisor/citrix-hypervisor-8.2-%28end-of-life%29.pdf?utm_source=chatgpt.com" office:target-frame-name="_blank" xlink:show="new" text:style-name="Internet_20_link" text:visited-style-name="Visited_20_Internet_20_Link">docs.xenserver.com</text:a><text:a xlink:type="simple" xlink:href="https://www.citrix.com/downloads/citrix-hypervisor/?srsltid=AfmBOopZ7SNTt8oN2Q2_3LeVqeuLvf2gc3kn9wD_a0z4RlAc5r2TovT1&amp;utm_source=chatgpt.com" office:target-frame-name="_blank" xlink:show="new" text:style-name="Internet_20_link" text:visited-style-name="Visited_20_Internet_20_Link">citrix.com</text:a>.</text:p>
        </text:list-item>
        <text:list-item>
          <text:p text:style-name="P1"><text:span text:style-name="Strong_20_Emphasis">Funkcjonalność</text:span><text:line-break/>Obie platformy używają tej samej bazy: <text:span text:style-name="Strong_20_Emphasis">hypervisor Xen + XAPI</text:span>. Jednak część zaawansowanych funkcji (CBT, live-patching, GPU virtualization, automate updates Windows tools) w XenServerze jest zablokowana za pay-wall; w XCP-ng wszystko jest otwarte i zarządzane z Xen Orchestra <text:a xlink:type="simple" xlink:href="https://www.citrix.com/platform/citrix-hypervisor/feature-matrix.html?srsltid=AfmBOorJ_z6yuLqeLrJRL1HNk60qog8N12PcXnbbYvb62FCfxRh4nQsI" office:target-frame-name="_blank" xlink:show="new" text:style-name="Internet_20_link" text:visited-style-name="Visited_20_Internet_20_Link">citrix.com</text:a>.</text:p>
        </text:list-item>
        <text:list-item>
          <text:p text:style-name="P1"><text:span text:style-name="Strong_20_Emphasis">Zarządzanie</text:span><text:line-break/><text:span text:style-name="Emphasis">XenCenter</text:span> to klasyczna aplikacja Windows — brak wersji na Linux/Mac. <text:span text:style-name="Emphasis">Xen Orchestra</text:span> to przeglądarkowe UI, możliwe do uruchomienia w kontenerze lub VM; daje dodatkowo delta-backup, repliki i XOSTOR.</text:p>
        </text:list-item>
        <text:list-item>
          <text:p text:style-name="P1"><text:span text:style-name="Strong_20_Emphasis">Społeczność i rozwój</text:span><text:line-break/>XCP-ng przyjmuje pull-requesty i ma publiczny GitHub; XenServer rozwija zamknięty zespół Citrix, a dostęp do bug-trackera jest ograniczony dla klientów Premium.</text:p>
        </text:list-item>
      </text:list>
      <text:p text:style-name="Standard"/>
      <text:p text:style-name="Standard"/>
      <text:h text:style-name="Heading_20_2" text:outline-level="2">Kiedy który?</text:h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Potrzeba</text:p>
            </table:table-cell>
            <table:table-cell table:style-name="Tabela2.A1" office:value-type="string">
              <text:p text:style-name="Table_20_Heading">Wybierz</text:p>
            </table:table-cell>
          </table:table-row>
        </table:table-header-rows>
        <table:table-row>
          <table:table-cell table:style-name="Tabela2.A1" office:value-type="string">
            <text:p text:style-name="Table_20_Contents">Chcesz w 100 % otwarte rozwiązanie bez opłat licencyjnych, ale z opcjonalnym supportem SLA</text:p>
          </table:table-cell>
          <table:table-cell table:style-name="Tabela2.A1" office:value-type="string">
            <text:p text:style-name="Table_20_Contents"><text:span text:style-name="Strong_20_Emphasis">XCP-ng</text:span></text:p>
          </table:table-cell>
        </table:table-row>
        <table:table-row>
          <table:table-cell table:style-name="Tabela2.A1" office:value-type="string">
            <text:p text:style-name="Table_20_Contents">Jesteś już klientem Citrix Virtual Apps &amp; Desktops i posiadasz subskrypcję <text:span text:style-name="Emphasis">Citrix Platform License</text:span> obejmującą XenServer</text:p>
          </table:table-cell>
          <table:table-cell table:style-name="Tabela2.A1" office:value-type="string">
            <text:p text:style-name="Table_20_Contents"><text:span text:style-name="Strong_20_Emphasis">XenServer 8.4</text:span></text:p>
          </table:table-cell>
        </table:table-row>
        <table:table-row>
          <table:table-cell table:style-name="Tabela2.A1" office:value-type="string">
            <text:p text:style-name="Table_20_Contents">Lab/domowy, brak dostępu do Windows — preferujesz GUI w przeglądarce</text:p>
          </table:table-cell>
          <table:table-cell table:style-name="Tabela2.A1" office:value-type="string">
            <text:p text:style-name="Table_20_Contents">XCP-ng</text:p>
          </table:table-cell>
        </table:table-row>
        <table:table-row>
          <table:table-cell table:style-name="Tabela2.A1" office:value-type="string">
            <text:p text:style-name="Table_20_Contents">Wymagasz oficjalnego wsparcia Citrix i integracji z CVAD/PVS</text:p>
          </table:table-cell>
          <table:table-cell table:style-name="Tabela2.A1" office:value-type="string">
            <text:p text:style-name="Table_20_Contents">XenServer</text:p>
          </table:table-cell>
        </table:table-row>
      </table:table>
      <text:p text:style-name="Standard"/>
      <text:p text:style-name="Standard"/>
      <text:p text:style-name="Standard"/>
      <text:h text:style-name="Heading_20_3" text:outline-level="3">TL;DR</text:h>
      <text:list text:style-name="L2">
        <text:list-item>
          <text:p text:style-name="P2">XCP-ng = całkowicie otwarty fork XenServera, <text:span text:style-name="Strong_20_Emphasis">bez feature-gatingu ani opłat licencyjnych</text:span>.</text:p>
        </text:list-item>
        <text:list-item>
          <text:p text:style-name="P2">XenServer 8.4 = komercyjna oferta Citrix; po 90 dniach Trial wymaga <text:span text:style-name="Strong_20_Emphasis">licencji Premium per socket</text:span>.</text:p>
        </text:list-item>
        <text:list-item>
          <text:p text:style-name="P2">Technicznie oba używają tego samego hypervisora Xen i XAPI; różnice sprowadzają się do licencji, dostępu do kodu, polityki aktualizacji i narzędzi zarządzania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06T14:46:01.950000000</meta:creation-date>
    <dc:date>2025-07-06T14:47:21.763000000</dc:date>
    <meta:editing-duration>PT1M20S</meta:editing-duration>
    <meta:editing-cycles>1</meta:editing-cycles>
    <meta:document-statistic meta:table-count="2" meta:image-count="0" meta:object-count="0" meta:page-count="2" meta:paragraph-count="55" meta:word-count="586" meta:character-count="4105" meta:non-whitespace-character-count="3574"/>
    <meta:generator>LibreOffice/24.2.2.2$Windows_X86_64 LibreOffice_project/d56cc158d8a96260b836f100ef4b4ef25d6f1a01</meta:generator>
  </office:meta>
</office:document-meta>
</file>